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358" officeooo:paragraph-rsid="002362b6"/>
    </style:style>
    <style:style style:name="P2" style:family="paragraph" style:parent-style-name="Standard">
      <style:text-properties officeooo:rsid="001e6358" officeooo:paragraph-rsid="002362b6"/>
    </style:style>
    <style:style style:name="P3" style:family="paragraph" style:parent-style-name="Standard">
      <style:text-properties officeooo:rsid="001e6358" officeooo:paragraph-rsid="00290681"/>
    </style:style>
    <style:style style:name="T1" style:family="text">
      <style:text-properties officeooo:rsid="001e8092"/>
    </style:style>
    <style:style style:name="T2" style:family="text">
      <style:text-properties officeooo:rsid="002006ab"/>
    </style:style>
    <style:style style:name="T3" style:family="text">
      <style:text-properties officeooo:rsid="0021bcc8"/>
    </style:style>
    <style:style style:name="T4" style:family="text">
      <style:text-properties officeooo:rsid="002362b6"/>
    </style:style>
    <style:style style:name="T5" style:family="text">
      <style:text-properties officeooo:rsid="0023f6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4">Lupa Lupa App v1.0.0</text:span><text:tab/></text:p>
      <text:p text:style-name="P1"/>
      <text:p text:style-name="P3"><text:tab/>Na busca pelas melhores práticas de desenvolvimento junto ao Python, nesta aplicação Desktop trago a Lupa Lupa App, uma plataforma <text:span text:style-name="T1">inspirada no modelo de “inventário” </text:span><text:span text:style-name="T3">na qual</text:span><text:span text:style-name="T1"> realiza</text:span> rápidas comparações <text:span text:style-name="T1">entre</text:span> os Dados que são digitados no painel com a base de Dados disponível no Banco de Dados<text:span text:style-name="T3">(BD)</text:span>, <text:span text:style-name="T2">ela realiza o cadastro de Dados ausentes e recusa Dados </text:span><text:span text:style-name="T3">já presentes no BD. </text:span></text:p>
      <text:p text:style-name="P3"><text:span text:style-name="T3">É possível </text:span><text:span text:style-name="T5">consultar relatórios de desempenho</text:span><text:span text:style-name="T3">, criar ou alterar as informações da conta de Usuário, configurar o Banco de Dados a ser utilizado nas comparações e acessar links úteis para Ajuda.</text:span></text:p>
      <text:p text:style-name="P1"/>
      <text:p text:style-name="P1">Feito por mim &lt;a href="https://www.linkedin.com/in/mario-barcelos/"&gt;Mario Barcelos&lt;/a&gt; com a ajuda do Titular da aplicação &lt;a href="https://www.linkedin.com/in/khamisi-kibet-62282a200/"&gt;Khamisi Kibet&lt;/a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1:01:33.858680937</meta:creation-date>
    <dc:date>2023-05-23T23:36:36.702821903</dc:date>
    <meta:editing-duration>PT11H27M2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13" meta:character-count="799" meta:non-whitespace-character-count="682"/>
  </office:meta>
</office:document-meta>
</file>